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font-name="Verdana" fo:font-size="8.25pt" fo:font-weight="bold"/>
    </style:style>
    <style:style style:name="P19" style:family="paragraph" style:parent-style-name="Table_20_Contents">
      <style:paragraph-properties fo:padding="0.049cm" fo:border="0.002cm solid #d1d7dc"/>
      <style:text-properties fo:color="#006600" style:font-name="Courier" fo:font-size="8.25pt"/>
    </style:style>
    <style:style style:name="P20" style:family="paragraph" style:parent-style-name="Standard">
      <style:text-properties style:text-line-through-style="none"/>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3144049707187136948"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text:soft-page-break/>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text:soft-page-break/>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1230257"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text:soft-page-break/>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text:soft-page-break/>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21:06:00.12</dc:date>
    <dc:creator>Gemma Wright</dc:creator>
    <meta:editing-duration>PT18H34M7S</meta:editing-duration>
    <meta:editing-cycles>49</meta:editing-cycles>
    <meta:generator>OpenOffice/4.0.1$Win32 OpenOffice.org_project/401m5$Build-9714</meta:generator>
    <meta:document-statistic meta:table-count="2" meta:image-count="0" meta:object-count="0" meta:page-count="13" meta:paragraph-count="329" meta:word-count="5098" meta:character-count="31564"/>
  </office:meta>
</office:document-meta>
</file>